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5.701cm"/>
    </style:style>
    <style:style style:name="Tabela1.B" style:family="table-column">
      <style:table-column-properties style:column-width="11.299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7cm" table:align="left"/>
    </style:style>
    <style:style style:name="Tabela2.A" style:family="table-column">
      <style:table-column-properties style:column-width="5.595cm"/>
    </style:style>
    <style:style style:name="Tabela2.B" style:family="table-column">
      <style:table-column-properties style:column-width="11.405cm"/>
    </style:style>
    <style:style style:name="Tabela2.A1" style:family="table-cell">
      <style:table-cell-properties style:vertical-align="middle" fo:padding="0.049cm" fo:border="none"/>
    </style:style>
    <style:style style:name="P1" style:family="paragraph" style:parent-style-name="Heading_20_3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Heading_20_2">
      <style:paragraph-properties fo:margin-left="0cm" fo:margin-right="0cm" fo:text-indent="0cm" style:auto-text-indent="false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5" style:family="paragraph" style:parent-style-name="Text_20_body" style:list-style-name="L1">
      <style:paragraph-properties fo:margin-left="0cm" fo:margin-right="0cm" fo:text-indent="0cm" style:auto-text-indent="false"/>
    </style:style>
    <style:style style:name="P6" style:family="paragraph" style:parent-style-name="Table_20_Heading">
      <style:paragraph-properties fo:margin-left="0cm" fo:margin-right="0cm" fo:text-indent="0cm" style:auto-text-indent="false"/>
    </style:style>
    <style:style style:name="P7" style:family="paragraph" style:parent-style-name="Table_20_Contents">
      <style:paragraph-properties fo:margin-left="0cm" fo:margin-right="0cm" fo:text-indent="0cm" style:auto-text-indent="false"/>
    </style:style>
    <style:style style:name="P8" style:family="paragraph" style:parent-style-name="Heading_20_4">
      <style:paragraph-properties fo:margin-left="0cm" fo:margin-right="0cm" fo:text-indent="0cm" style:auto-text-indent="false"/>
    </style:style>
    <style:style style:name="P9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10" style:family="paragraph" style:parent-style-name="Text_20_body" style:list-style-name="L2">
      <style:paragraph-properties fo:margin-left="0cm" fo:margin-right="0cm" fo:text-indent="0cm" style:auto-text-indent="false"/>
    </style:style>
    <style:style style:name="P11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</style:style>
    <style:style style:name="P12" style:family="paragraph" style:parent-style-name="Text_20_body" style:list-style-name="L3">
      <style:paragraph-properties fo:margin-left="0cm" fo:margin-right="0cm" fo:text-indent="0cm" style:auto-text-indent="false"/>
    </style:style>
    <style:style style:name="P13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/>
    </style:style>
    <style:style style:name="P14" style:family="paragraph" style:parent-style-name="Text_20_body" style:list-style-name="L4">
      <style:paragraph-properties fo:margin-left="0cm" fo:margin-right="0cm" fo:text-indent="0cm" style:auto-text-indent="false"/>
    </style:style>
    <style:style style:name="P15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</style:style>
    <style:style style:name="P16" style:family="paragraph" style:parent-style-name="Text_20_body" style:list-style-name="L5">
      <style:paragraph-properties fo:margin-left="0cm" fo:margin-right="0cm" fo:text-indent="0cm" style:auto-text-indent="false"/>
    </style:style>
    <style:style style:name="P17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</style:style>
    <style:style style:name="P18" style:family="paragraph" style:parent-style-name="Text_20_body" style:list-style-name="L6">
      <style:paragraph-properties fo:margin-left="0cm" fo:margin-right="0cm" fo:text-indent="0cm" style:auto-text-indent="false"/>
    </style:style>
    <style:style style:name="P19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/>
    </style:style>
    <style:style style:name="P20" style:family="paragraph" style:parent-style-name="Text_20_body" style:list-style-name="L7">
      <style:paragraph-properties fo:margin-left="0cm" fo:margin-right="0cm" fo:text-indent="0cm" style:auto-text-indent="false"/>
    </style:style>
    <style:style style:name="P21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/>
    </style:style>
    <style:style style:name="P22" style:family="paragraph" style:parent-style-name="Text_20_body" style:list-style-name="L8">
      <style:paragraph-properties fo:margin-left="0cm" fo:margin-right="0cm" fo:text-indent="0cm" style:auto-text-indent="false"/>
    </style:style>
    <style:style style:name="P23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/>
    </style:style>
    <style:style style:name="P24" style:family="paragraph" style:parent-style-name="Text_20_body" style:list-style-name="L9">
      <style:paragraph-properties fo:margin-left="0cm" fo:margin-right="0cm" fo:text-indent="0cm" style:auto-text-indent="false"/>
    </style:style>
    <style:style style:name="P25" style:family="paragraph" style:parent-style-name="Text_20_body" style:list-style-name="L10">
      <style:paragraph-properties fo:margin-left="0cm" fo:margin-right="0cm" fo:margin-top="0cm" fo:margin-bottom="0cm" style:contextual-spacing="false" fo:text-indent="0cm" style:auto-text-indent="false"/>
    </style:style>
    <style:style style:name="P26" style:family="paragraph" style:parent-style-name="Text_20_body" style:list-style-name="L10">
      <style:paragraph-properties fo:margin-left="0cm" fo:margin-right="0cm" fo:text-indent="0cm" style:auto-text-indent="false"/>
    </style:style>
    <style:style style:name="P27" style:family="paragraph" style:parent-style-name="Text_20_body" style:list-style-name="L11">
      <style:paragraph-properties fo:margin-left="0cm" fo:margin-right="0cm" fo:margin-top="0cm" fo:margin-bottom="0cm" style:contextual-spacing="false" fo:text-indent="0cm" style:auto-text-indent="false"/>
    </style:style>
    <style:style style:name="P28" style:family="paragraph" style:parent-style-name="Text_20_body" style:list-style-name="L11">
      <style:paragraph-properties fo:margin-left="0cm" fo:margin-right="0cm" fo:text-indent="0cm" style:auto-text-indent="false"/>
    </style:style>
    <style:style style:name="P29" style:family="paragraph" style:parent-style-name="Text_20_body" style:list-style-name="L12">
      <style:paragraph-properties fo:margin-left="0cm" fo:margin-right="0cm" fo:margin-top="0cm" fo:margin-bottom="0cm" style:contextual-spacing="false" fo:text-indent="0cm" style:auto-text-indent="false"/>
    </style:style>
    <style:style style:name="P30" style:family="paragraph" style:parent-style-name="Text_20_body" style:list-style-name="L12">
      <style:paragraph-properties fo:margin-left="0cm" fo:margin-right="0cm" fo:text-indent="0cm" style:auto-text-indent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🌿 <text:span text:style-name="Strong_20_Emphasis">LAR Digital – Saúde Mental Inovadora para Jovens</text:span></text:h>
      <text:h text:style-name="P1" text:outline-level="3">🎯 <text:span text:style-name="Strong_20_Emphasis">Missão</text:span></text:h>
      <text:p text:style-name="P2">Promover o bem-estar emocional e mental de adolescentes e jovens adultos por meio de um cuidado acessível, humanizado e inovador, conectando tecnologia, terapia especializada e apoio entre pares.</text:p>
      <text:h text:style-name="P1" text:outline-level="3">❤️ <text:span text:style-name="Strong_20_Emphasis">Valores</text:span></text:h>
      <text:p text:style-name="P2">Empatia | Inovação | Acessibilidade | Confiabilidade | Humanização | Privacidade</text:p>
      <text:p text:style-name="Horizontal_20_Line"/>
      <text:h text:style-name="P3" text:outline-level="2">💡 <text:span text:style-name="Strong_20_Emphasis">Motivação &amp; Contexto</text:span></text:h>
      <text:p text:style-name="P2">Nos últimos anos, o número de casos de ansiedade, depressão e estresse entre adolescentes e jovens adultos tem crescido exponencialmente. No entanto, muitos ainda enfrentam barreiras significativas para buscar ajuda:</text:p>
      <text:list text:style-name="L1">
        <text:list-item>
          <text:p text:style-name="P4"><text:span text:style-name="Strong_20_Emphasis">Estigma social </text:span>e vergonha de reconhecer que precisam de apoio.</text:p>
        </text:list-item>
        <text:list-item>
          <text:p text:style-name="P4"><text:span text:style-name="Strong_20_Emphasis">Falta de acesso a profissionais qualificados </text:span>, especialmente em regiões menos privilegiadas.</text:p>
        </text:list-item>
        <text:list-item>
          <text:p text:style-name="P4"><text:span text:style-name="Strong_20_Emphasis">Preços elevados </text:span>de consultas particulares.</text:p>
        </text:list-item>
        <text:list-item>
          <text:p text:style-name="P4"><text:span text:style-name="Strong_20_Emphasis">Horários inflexíveis </text:span>em clínicas tradicionais.</text:p>
        </text:list-item>
        <text:list-item>
          <text:p text:style-name="P4"><text:span text:style-name="Strong_20_Emphasis">Ausência de acompanhamento contínuo </text:span>e personalizado.</text:p>
        </text:list-item>
        <text:list-item>
          <text:p text:style-name="P5"><text:span text:style-name="Strong_20_Emphasis">Ambientes pouco acolhedores </text:span>, distantes da realidade digital dessa faixa etária.</text:p>
        </text:list-item>
      </text:list>
      <text:p text:style-name="P2">A LAR Digital surge como resposta a essa crise silenciosa, oferecendo uma proposta disruptiva e sensível ao universo jovem: um modelo híbrido de cuidado com a saúde mental, que une <text:span text:style-name="Strong_20_Emphasis">tecnologia avançada </text:span>, <text:span text:style-name="Strong_20_Emphasis">terapia humana especializada </text:span>e <text:span text:style-name="Strong_20_Emphasis">apoio comunitário seguro </text:span>.</text:p>
      <text:p text:style-name="Horizontal_20_Line"/>
      <text:h text:style-name="P3" text:outline-level="2">🧠 <text:span text:style-name="Strong_20_Emphasis">Dor do Cliente (Problema)</text:span></text:h>
      <text:p text:style-name="P2">Jovens entre 12 e 30 anos enfrentam dificuldades reais ao buscar apoio psicológico:</text:p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P6">Dor</text:p>
            </table:table-cell>
            <table:table-cell table:style-name="Tabela1.A1" office:value-type="string">
              <text:p text:style-name="P6">Impacto</text:p>
            </table:table-cell>
          </table:table-row>
        </table:table-header-rows>
        <table:table-row>
          <table:table-cell table:style-name="Tabela1.A1" office:value-type="string">
            <text:p text:style-name="P7">Ansiedade, depressão e estresse</text:p>
          </table:table-cell>
          <table:table-cell table:style-name="Tabela1.A1" office:value-type="string">
            <text:p text:style-name="P7">Afetam desempenho escolar, relações sociais e qualidade de vida.</text:p>
          </table:table-cell>
        </table:table-row>
        <table:table-row>
          <table:table-cell table:style-name="Tabela1.A1" office:value-type="string">
            <text:p text:style-name="P7">Estigma ao buscar ajuda</text:p>
          </table:table-cell>
          <table:table-cell table:style-name="Tabela1.A1" office:value-type="string">
            <text:p text:style-name="P7">Muitos evitam procurar apoio por medo de julgamento ou exclusão.</text:p>
          </table:table-cell>
        </table:table-row>
        <table:table-row>
          <table:table-cell table:style-name="Tabela1.A1" office:value-type="string">
            <text:p text:style-name="P7">Dificuldade de acesso geográfico</text:p>
          </table:table-cell>
          <table:table-cell table:style-name="Tabela1.A1" office:value-type="string">
            <text:p text:style-name="P7">Profissionais escassos em áreas rurais ou periféricas.</text:p>
          </table:table-cell>
        </table:table-row>
        <table:table-row>
          <table:table-cell table:style-name="Tabela1.A1" office:value-type="string">
            <text:p text:style-name="P7">Custo alto das terapias</text:p>
          </table:table-cell>
          <table:table-cell table:style-name="Tabela1.A1" office:value-type="string">
            <text:p text:style-name="P7">Impede o acesso regular a quem não pode pagar preços altos.</text:p>
          </table:table-cell>
        </table:table-row>
        <table:table-row>
          <table:table-cell table:style-name="Tabela1.A1" office:value-type="string">
            <text:p text:style-name="P7">Horários inflexíveis</text:p>
          </table:table-cell>
          <table:table-cell table:style-name="Tabela1.A1" office:value-type="string">
            <text:p text:style-name="P7">Clínicas tradicionais não atendem no período noturno ou finais de semana.</text:p>
          </table:table-cell>
        </table:table-row>
        <table:table-row>
          <table:table-cell table:style-name="Tabela1.A1" office:value-type="string">
            <text:p text:style-name="P7">Falta de continuidade no tratamento</text:p>
          </table:table-cell>
          <table:table-cell table:style-name="Tabela1.A1" office:value-type="string">
            <text:p text:style-name="P7">Interrupções frequentes prejudicam resultados.</text:p>
          </table:table-cell>
        </table:table-row>
        <table:table-row>
          <table:table-cell table:style-name="Tabela1.A1" office:value-type="string">
            <text:p text:style-name="P7">Ambiente pouco acolhedor</text:p>
          </table:table-cell>
          <table:table-cell table:style-name="Tabela1.A1" office:value-type="string">
            <text:p text:style-name="P7">Espaços frios e impessoais geram desconforto.</text:p>
          </table:table-cell>
        </table:table-row>
        <table:table-row>
          <table:table-cell table:style-name="Tabela1.A1" office:value-type="string">
            <text:p text:style-name="P7">Isolamento digital</text:p>
          </table:table-cell>
          <table:table-cell table:style-name="Tabela1.A1" office:value-type="string">
            <text:p text:style-name="P7">Apesar de conectados online, muitos se sentem sozinhos.</text:p>
          </table:table-cell>
        </table:table-row>
      </table:table>
      <text:p text:style-name="Horizontal_20_Line"><text:soft-page-break/></text:p>
      <text:h text:style-name="P3" text:outline-level="2">🔧 <text:span text:style-name="Strong_20_Emphasis">Solução Proposta (O Que Oferecemos)</text:span></text:h>
      <text:p text:style-name="P2">A LAR Digital é uma plataforma híbrida de saúde mental voltada especificamente para jovens, combinando <text:span text:style-name="Strong_20_Emphasis">inovação tecnológica </text:span>, <text:span text:style-name="Strong_20_Emphasis">terapia presencial e remota </text:span>e <text:span text:style-name="Strong_20_Emphasis">comunidades digitais seguras </text:span>.</text:p>
      <text:h text:style-name="P1" text:outline-level="3">✅ Como Resolvemos as Dores:</text:h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P6">Dor</text:p>
            </table:table-cell>
            <table:table-cell table:style-name="Tabela2.A1" office:value-type="string">
              <text:p text:style-name="P6">Solução LAR Digital</text:p>
            </table:table-cell>
          </table:table-row>
        </table:table-header-rows>
        <table:table-row>
          <table:table-cell table:style-name="Tabela2.A1" office:value-type="string">
            <text:p text:style-name="P7">Ansiedade, depressão e solidão</text:p>
          </table:table-cell>
          <table:table-cell table:style-name="Tabela2.A1" office:value-type="string">
            <text:p text:style-name="P7">Terapia regular com psicólogos especializados em adolescência e juventude.</text:p>
          </table:table-cell>
        </table:table-row>
        <table:table-row>
          <table:table-cell table:style-name="Tabela2.A1" office:value-type="string">
            <text:p text:style-name="P7">Estigma ao buscar ajuda</text:p>
          </table:table-cell>
          <table:table-cell table:style-name="Tabela2.A1" office:value-type="string">
            <text:p text:style-name="P7">Plataforma discreta e anonimato opcional no ambiente digital.</text:p>
          </table:table-cell>
        </table:table-row>
        <table:table-row>
          <table:table-cell table:style-name="Tabela2.A1" office:value-type="string">
            <text:p text:style-name="P7">Dificuldade de acesso geográfico</text:p>
          </table:table-cell>
          <table:table-cell table:style-name="Tabela2.A1" office:value-type="string">
            <text:p text:style-name="P7">Telemedicina via app/site — sessões online de qualquer lugar.</text:p>
          </table:table-cell>
        </table:table-row>
        <table:table-row>
          <table:table-cell table:style-name="Tabela2.A1" office:value-type="string">
            <text:p text:style-name="P7">Custo alto de terapia</text:p>
          </table:table-cell>
          <table:table-cell table:style-name="Tabela2.A1" office:value-type="string">
            <text:p text:style-name="P7">Planos acessíveis, mensalidades flexíveis e pacotes avulsos.</text:p>
          </table:table-cell>
        </table:table-row>
        <table:table-row>
          <table:table-cell table:style-name="Tabela2.A1" office:value-type="string">
            <text:p text:style-name="P7">Horários inflexíveis</text:p>
          </table:table-cell>
          <table:table-cell table:style-name="Tabela2.A1" office:value-type="string">
            <text:p text:style-name="P7">Agendamento 24/7, inclusive à noite e nos fins de semana.</text:p>
          </table:table-cell>
        </table:table-row>
        <table:table-row>
          <table:table-cell table:style-name="Tabela2.A1" office:value-type="string">
            <text:p text:style-name="P7">Falta de continuidade no tratamento</text:p>
          </table:table-cell>
          <table:table-cell table:style-name="Tabela2.A1" office:value-type="string">
            <text:p text:style-name="P7">Sistema de acompanhamento contínuo, gestão de casos e diário emocional.</text:p>
          </table:table-cell>
        </table:table-row>
        <table:table-row>
          <table:table-cell table:style-name="Tabela2.A1" office:value-type="string">
            <text:p text:style-name="P7">Ambiente pouco acolhedor</text:p>
          </table:table-cell>
          <table:table-cell table:style-name="Tabela2.A1" office:value-type="string">
            <text:p text:style-name="P7">Clínicas físicas modernas, coloridas e projetadas para o público jovem.</text:p>
          </table:table-cell>
        </table:table-row>
        <table:table-row>
          <table:table-cell table:style-name="Tabela2.A1" office:value-type="string">
            <text:p text:style-name="P7">Isolamento digital</text:p>
          </table:table-cell>
          <table:table-cell table:style-name="Tabela2.A1" office:value-type="string">
            <text:p text:style-name="P7">Comunidades virtuais moderadas para apoio entre pares e troca saudável.</text:p>
          </table:table-cell>
        </table:table-row>
      </table:table>
      <text:p text:style-name="Horizontal_20_Line"/>
      <text:h text:style-name="P3" text:outline-level="2">🏢 <text:span text:style-name="Strong_20_Emphasis">Modelo de Negócio da LAR Digital</text:span></text:h>
      <text:h text:style-name="P1" text:outline-level="3">1. <text:span text:style-name="Strong_20_Emphasis">Eixo de Negócio: Modelo Operacional Híbrido</text:span></text:h>
      <text:h text:style-name="P8" text:outline-level="4">📱 <text:span text:style-name="Strong_20_Emphasis">Plataforma Digital</text:span></text:h>
      <text:list text:style-name="L2">
        <text:list-item>
          <text:p text:style-name="P9">App móvel próprio (iOS e Android)</text:p>
        </text:list-item>
        <text:list-item>
          <text:p text:style-name="P9">Site completo com agendamento, perfil do usuário, histórico e área de suporte</text:p>
        </text:list-item>
        <text:list-item>
          <text:p text:style-name="P9">Sessões online de terapia com criptografia e segurança</text:p>
        </text:list-item>
        <text:list-item>
          <text:p text:style-name="P9">Diário emocional inteligente com IA para autoavaliação</text:p>
        </text:list-item>
        <text:list-item>
          <text:p text:style-name="P9">Gamificação para engajamento e adesão contínua</text:p>
        </text:list-item>
        <text:list-item>
          <text:p text:style-name="P9">Comunidades virtuais moderadas por profissionais</text:p>
        </text:list-item>
        <text:list-item>
          <text:p text:style-name="P10">Conteúdo educativo sobre saúde mental (vídeos, textos, podcasts)</text:p>
        </text:list-item>
      </text:list>
      <text:h text:style-name="P8" text:outline-level="4">🏥 <text:span text:style-name="Strong_20_Emphasis">Clínicas Físicas</text:span></text:h>
      <text:list text:style-name="L3">
        <text:list-item>
          <text:p text:style-name="P11">Espaços acolhedores localizados em bairros estratégicos com alta concentração de jovens</text:p>
        </text:list-item>
        <text:list-item>
          <text:p text:style-name="P11">Ambiente lúdico, moderno e confortável</text:p>
        </text:list-item>
        <text:list-item>
          <text:p text:style-name="P11">Atendimento presencial com psicólogos, neurologistas e psiquiatras</text:p>
        </text:list-item>
        <text:list-item>
          <text:p text:style-name="P12">Ideal para quem prefere contato humano ou precisa de avaliação médica</text:p>
        </text:list-item>
      </text:list>
      <text:p text:style-name="Horizontal_20_Line"/>
      <text:h text:style-name="P1" text:outline-level="3"><text:soft-page-break/>2. <text:span text:style-name="Strong_20_Emphasis">Público-Alvo</text:span></text:h>
      <text:list text:style-name="L4">
        <text:list-item>
          <text:p text:style-name="P13"><text:span text:style-name="Strong_20_Emphasis">Adolescentes (12–18 anos)</text:span></text:p>
        </text:list-item>
        <text:list-item>
          <text:p text:style-name="P13"><text:span text:style-name="Strong_20_Emphasis">Jovens adultos (19–30 anos)</text:span></text:p>
        </text:list-item>
        <text:list-item>
          <text:p text:style-name="P14"><text:span text:style-name="Strong_20_Emphasis">Pais e responsáveis </text:span>preocupados com o bem-estar emocional dos filhos</text:p>
        </text:list-item>
      </text:list>
      <text:p text:style-name="Horizontal_20_Line"/>
      <text:h text:style-name="P1" text:outline-level="3">3. <text:span text:style-name="Strong_20_Emphasis">Canais de Aquisição</text:span></text:h>
      <text:list text:style-name="L5">
        <text:list-item>
          <text:p text:style-name="P15">Redes sociais: Instagram, TikTok, YouTube (conteúdo leve e sério sobre saúde mental)</text:p>
        </text:list-item>
        <text:list-item>
          <text:p text:style-name="P15">Parcerias com escolas, universidades e ONGs</text:p>
        </text:list-item>
        <text:list-item>
          <text:p text:style-name="P15">Influencers e criadores de conteúdo com foco em emoções, ansiedade e autocuidado</text:p>
        </text:list-item>
        <text:list-item>
          <text:p text:style-name="P15">Google Ads e campanhas segmentadas por região e idade</text:p>
        </text:list-item>
        <text:list-item>
          <text:p text:style-name="P16">Programa de indicação ("traga um amigo" )</text:p>
        </text:list-item>
      </text:list>
      <text:p text:style-name="Horizontal_20_Line"/>
      <text:h text:style-name="P1" text:outline-level="3">4. <text:span text:style-name="Strong_20_Emphasis">Fontes de Receita</text:span></text:h>
      <text:list text:style-name="L6">
        <text:list-item>
          <text:p text:style-name="P17"><text:span text:style-name="Strong_20_Emphasis">Assinaturas mensais ou semestrais </text:span>para acesso ilimitado à telemedicina e recursos digitais</text:p>
        </text:list-item>
        <text:list-item>
          <text:p text:style-name="P17"><text:span text:style-name="Strong_20_Emphasis">Pacotes avulsos de sessões </text:span>para quem prefere pagar por uso</text:p>
        </text:list-item>
        <text:list-item>
          <text:p text:style-name="P17"><text:span text:style-name="Strong_20_Emphasis">Consultas presenciais avulsas </text:span>(premium)</text:p>
        </text:list-item>
        <text:list-item>
          <text:p text:style-name="P17"><text:span text:style-name="Strong_20_Emphasis">Conteúdo premium </text:span>: cursos, meditações guiadas, workshops e atividades interativas</text:p>
        </text:list-item>
        <text:list-item>
          <text:p text:style-name="P17"><text:span text:style-name="Strong_20_Emphasis">Parcerias corporativas </text:span>: programas de saúde mental para empresas com colaboradores jovens</text:p>
        </text:list-item>
        <text:list-item>
          <text:p text:style-name="P18"><text:span text:style-name="Strong_20_Emphasis">Publicidade ética e não intrusiva </text:span>(parcerias com marcas alinhadas ao bem-estar)</text:p>
        </text:list-item>
      </text:list>
      <text:p text:style-name="Horizontal_20_Line"/>
      <text:h text:style-name="P1" text:outline-level="3">5. <text:span text:style-name="Strong_20_Emphasis">Parcerias Chave</text:span></text:h>
      <text:list text:style-name="L7">
        <text:list-item>
          <text:p text:style-name="P19">Psicólogos e psiquiatras especializados em adolescência</text:p>
        </text:list-item>
        <text:list-item>
          <text:p text:style-name="P19">Universidades de psicologia (para estágios, pesquisas e validação acadêmica)</text:p>
        </text:list-item>
        <text:list-item>
          <text:p text:style-name="P19">Plataformas de saúde digital (integração e interoperabilidade)</text:p>
        </text:list-item>
        <text:list-item>
          <text:p text:style-name="P20">Escolas e instituições de ensino (programas de promoção de saúde mental)</text:p>
        </text:list-item>
      </text:list>
      <text:p text:style-name="Horizontal_20_Line"/>
      <text:h text:style-name="P1" text:outline-level="3">6. <text:span text:style-name="Strong_20_Emphasis">Tecnologia Utilizada</text:span></text:h>
      <text:list text:style-name="L8">
        <text:list-item>
          <text:p text:style-name="P21">Aplicativo mobile próprio com design intuitivo e interface amigável</text:p>
        </text:list-item>
        <text:list-item>
          <text:p text:style-name="P21">Sistema de agendamento inteligente (compatível com calendário pessoal e notificações)</text:p>
        </text:list-item>
        <text:list-item>
          <text:p text:style-name="P21">Salas de videoconferência seguras e criptografadas</text:p>
        </text:list-item>
        <text:list-item>
          <text:p text:style-name="P21">Diário emocional digital com IA para análise de padrões de humor</text:p>
        </text:list-item>
        <text:list-item>
          <text:p text:style-name="P21">Sistema de gamificação com missões diárias, conquistas e recompensas</text:p>
        </text:list-item>
        <text:list-item>
          <text:p text:style-name="P22">Integração com wearables (ex: smartwatches) para monitoramento de batimentos cardíacos e sono</text:p>
        </text:list-item>
      </text:list>
      <text:p text:style-name="Horizontal_20_Line"/>
      <text:h text:style-name="P3" text:outline-level="2"><text:soft-page-break/>🚀 <text:span text:style-name="Strong_20_Emphasis">Vantagens Competitivas</text:span></text:h>
      <text:list text:style-name="L9">
        <text:list-item>
          <text:p text:style-name="P23"><text:span text:style-name="Strong_20_Emphasis">Modelo híbrido único no mercado brasileiro voltado especificamente para jovens</text:span></text:p>
        </text:list-item>
        <text:list-item>
          <text:p text:style-name="P23"><text:span text:style-name="Strong_20_Emphasis">Abordagem digital-first </text:span>, alinhada aos hábitos da Geração Z e Millennials</text:p>
        </text:list-item>
        <text:list-item>
          <text:p text:style-name="P23"><text:span text:style-name="Strong_20_Emphasis">Combinação de tecnologia e atendimento humano especializado</text:span></text:p>
        </text:list-item>
        <text:list-item>
          <text:p text:style-name="P23"><text:span text:style-name="Strong_20_Emphasis">Experiência do usuário pensada para reduzir o estigma e facilitar o acesso</text:span></text:p>
        </text:list-item>
        <text:list-item>
          <text:p text:style-name="P23"><text:span text:style-name="Strong_20_Emphasis">Preço competitivo com planos flexíveis e acessíveis</text:span></text:p>
        </text:list-item>
        <text:list-item>
          <text:p text:style-name="P23"><text:span text:style-name="Strong_20_Emphasis">Ambiente físico e digital projetado para o conforto e segurança emocional do jovem</text:span></text:p>
        </text:list-item>
        <text:list-item>
          <text:p text:style-name="P24"><text:span text:style-name="Strong_20_Emphasis">Comunidades virtuais seguras e moderadas para apoio entre pares</text:span></text:p>
        </text:list-item>
      </text:list>
      <text:p text:style-name="Horizontal_20_Line"/>
      <text:h text:style-name="P3" text:outline-level="2">🛠️ <text:span text:style-name="Strong_20_Emphasis">Forma de Trabalho e Personalização</text:span></text:h>
      <text:p text:style-name="P2">A LAR Digital vai além de uma simples plataforma de terapia online:</text:p>
      <text:list text:style-name="L10">
        <text:list-item>
          <text:p text:style-name="P25"><text:span text:style-name="Strong_20_Emphasis">Atendimento online integrado dentro do próprio aplicativo </text:span>, com chat direto com psicólogos</text:p>
        </text:list-item>
        <text:list-item>
          <text:p text:style-name="P25"><text:span text:style-name="Strong_20_Emphasis">Espaço de comunidade digital </text:span>onde os usuários podem compartilhar experiências, dúvidas e vitórias em grupos fechados e moderados por profissionais</text:p>
        </text:list-item>
        <text:list-item>
          <text:p text:style-name="P25"><text:span text:style-name="Strong_20_Emphasis">Telemedicina com psicólogos especializados </text:span>em transtornos de ansiedade, depressão, TDAH e questões emocionais ligadas à adolescência</text:p>
        </text:list-item>
        <text:list-item>
          <text:p text:style-name="P25"><text:span text:style-name="Strong_20_Emphasis">Atendimento físico e particular com psicólogo, neurologista e psiquiatra </text:span>uma vez ao mês (opcional e pago), ideal para avaliações mais profundas ou medicamentos</text:p>
        </text:list-item>
        <text:list-item>
          <text:p text:style-name="P25"><text:span text:style-name="Strong_20_Emphasis">Plano Premium </text:span>com acesso a:</text:p>
          <text:list>
            <text:list-item>
              <text:p text:style-name="P25">Consultas presenciais</text:p>
            </text:list-item>
            <text:list-item>
              <text:p text:style-name="P25">Avaliações médicas completas</text:p>
            </text:list-item>
            <text:list-item>
              <text:p text:style-name="P25">Conteúdo exclusivo</text:p>
            </text:list-item>
            <text:list-item>
              <text:p text:style-name="P25">Suporte prioritário</text:p>
            </text:list-item>
            <text:list-item>
              <text:p text:style-name="P26">Grupos de apoio temáticos</text:p>
            </text:list-item>
          </text:list>
        </text:list-item>
      </text:list>
      <text:p text:style-name="Horizontal_20_Line"/>
      <text:h text:style-name="P3" text:outline-level="2">📈 <text:span text:style-name="Strong_20_Emphasis">Aplicabilidade e Potencial de Escala</text:span></text:h>
      <text:p text:style-name="P2">A LAR Digital tem potencial de escalar nacionalmente e internacionalmente, graças ao seu modelo digital e fácil replicabilidade:</text:p>
      <text:list text:style-name="L11">
        <text:list-item>
          <text:p text:style-name="P27">Começa com pilotos em cidades estratégicas (ex: São Paulo, Rio de Janeiro, Belo Horizonte)</text:p>
        </text:list-item>
        <text:list-item>
          <text:p text:style-name="P27">Expande com novas clínicas físicas e aumento da base digital</text:p>
        </text:list-item>
        <text:list-item>
          <text:p text:style-name="P27">Pode ser adaptada para outros idiomas e culturas</text:p>
        </text:list-item>
        <text:list-item>
          <text:p text:style-name="P27">Parcerias com governos e secretarias de educação e saúde aumentam alcance</text:p>
        </text:list-item>
        <text:list-item>
          <text:p text:style-name="P28">Integração com sistemas de saúde pública e privada fortalece sustentabilidade</text:p>
        </text:list-item>
      </text:list>
      <text:p text:style-name="Horizontal_20_Line"/>
      <text:h text:style-name="P3" text:outline-level="2">🌟 <text:span text:style-name="Strong_20_Emphasis">Inovação Destacada</text:span></text:h>
      <text:p text:style-name="P2">Além de resolver problemas reais, a LAR Digital traz elementos diferenciados:</text:p>
      <text:list text:style-name="L12">
        <text:list-item>
          <text:p text:style-name="P29"><text:soft-page-break/><text:span text:style-name="Strong_20_Emphasis">Diário Emocional Inteligente com IA </text:span>: registra sentimentos diários e gera insights personalizados</text:p>
        </text:list-item>
        <text:list-item>
          <text:p text:style-name="P29"><text:span text:style-name="Strong_20_Emphasis">Gamificação </text:span>: missões diárias para melhorar saúde mental com recompensas e medalhas</text:p>
        </text:list-item>
        <text:list-item>
          <text:p text:style-name="P29"><text:span text:style-name="Strong_20_Emphasis">Integração com Wearables </text:span>: conecta-se a dispositivos como smartwatches para coletar dados biológicos relevantes (sono, pulso, etc.)</text:p>
        </text:list-item>
        <text:list-item>
          <text:p text:style-name="P29"><text:span text:style-name="Strong_20_Emphasis">Comunidades Temáticas </text:span>: grupos específicos para ansiedade, depressão, TDAH, luto, relacionamentos, etc.</text:p>
        </text:list-item>
        <text:list-item>
          <text:p text:style-name="P30"><text:span text:style-name="Strong_20_Emphasis">Mentoria entre Pares </text:span>: usuários mais experientes ajudam recém-chegados com orientação e apoio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5T07:54:45.278388800</meta:creation-date>
    <dc:date>2025-06-05T07:56:40.786703600</dc:date>
    <meta:editing-duration>PT1M56S</meta:editing-duration>
    <meta:editing-cycles>1</meta:editing-cycles>
    <meta:document-statistic meta:table-count="2" meta:image-count="0" meta:object-count="0" meta:page-count="5" meta:paragraph-count="133" meta:word-count="1173" meta:character-count="7860" meta:non-whitespace-character-count="6888"/>
    <meta:generator>LibreOffice/25.2.3.2$Windows_X86_64 LibreOffice_project/bbb074479178df812d175f709636b368952c2ce3</meta:generator>
  </office:meta>
</office:document-meta>
</file>